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f81b8" officeooo:paragraph-rsid="001f81b8" style:font-size-asian="14pt" style:font-size-complex="14pt"/>
    </style:style>
    <style:style style:name="P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df91f" officeooo:paragraph-rsid="000df91f" style:font-size-asian="14pt" style:font-size-complex="14pt"/>
    </style:style>
    <style:style style:name="P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1e8a6" officeooo:paragraph-rsid="0011e8a6" style:font-size-asian="14pt" style:font-size-complex="14pt"/>
    </style:style>
    <style:style style:name="P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2102c" officeooo:paragraph-rsid="0012102c" style:font-size-asian="14pt" style:font-size-complex="14pt"/>
    </style:style>
    <style:style style:name="P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53d36" officeooo:paragraph-rsid="00153d36" style:font-size-asian="14pt" style:font-size-complex="14pt"/>
    </style:style>
    <style:style style:name="P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6c9c9" officeooo:paragraph-rsid="0026c9c9" style:font-size-asian="14pt" style:font-size-complex="14pt"/>
    </style:style>
    <style:style style:name="P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18a0c0" style:font-size-asian="14pt" style:font-size-complex="14pt"/>
    </style:style>
    <style:style style:name="P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2f2094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c592" officeooo:paragraph-rsid="001bc592" style:font-size-asian="14pt" style:font-size-complex="14pt"/>
    </style:style>
    <style:style style:name="P1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f7715" officeooo:paragraph-rsid="000f7715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21315" officeooo:paragraph-rsid="00221315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4c16a" officeooo:paragraph-rsid="0024c16a" style:font-size-asian="14pt" style:font-size-complex="14pt"/>
    </style:style>
    <style:style style:name="P1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223f" officeooo:paragraph-rsid="001b223f" style:font-size-asian="14pt" style:font-size-complex="14pt"/>
    </style:style>
    <style:style style:name="P1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ae234" officeooo:paragraph-rsid="002ae234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f1772" officeooo:paragraph-rsid="002f1772" style:font-size-asian="14pt" style:font-size-complex="14pt"/>
    </style:style>
    <style:style style:name="P1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20ab4" officeooo:paragraph-rsid="00320ab4" style:font-size-asian="14pt" style:font-size-complex="14pt"/>
    </style:style>
    <style:style style:name="P1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5cf25" officeooo:paragraph-rsid="0035cf25" style:font-size-asian="14pt" style:font-size-complex="14pt"/>
    </style:style>
    <style:style style:name="P1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672f0" officeooo:paragraph-rsid="003672f0" style:font-size-asian="14pt" style:font-size-complex="14pt"/>
    </style:style>
    <style:style style:name="P1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7ecb7" officeooo:paragraph-rsid="0037ecb7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8d152" officeooo:paragraph-rsid="0038d152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a4af0" officeooo:paragraph-rsid="003a4af0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0067" officeooo:paragraph-rsid="001d0067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3d00" officeooo:paragraph-rsid="001d3d00" style:font-size-asian="14pt" style:font-size-complex="14pt"/>
    </style:style>
    <style:style style:name="P2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a972" officeooo:paragraph-rsid="001da972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166bb" officeooo:paragraph-rsid="001166bb" style:font-size-asian="14pt" style:font-size-complex="14pt"/>
    </style:style>
    <style:style style:name="P2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3b954" officeooo:paragraph-rsid="0023b954" style:font-size-asian="14pt" style:font-size-complex="14pt"/>
    </style:style>
    <style:style style:name="P2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f0e6" officeooo:paragraph-rsid="0024f0e6" style:font-size-asian="14pt" style:font-size-complex="14pt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a0e68" officeooo:paragraph-rsid="001a0e68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75b35" officeooo:paragraph-rsid="00275b35" style:font-size-asian="14pt" style:font-size-complex="14pt"/>
    </style:style>
    <style:style style:name="P3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498ee" officeooo:paragraph-rsid="003498ee" style:font-size-asian="14pt" style:font-size-complex="14pt"/>
    </style:style>
    <style:style style:name="P3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8d152" officeooo:paragraph-rsid="0038d152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fo:color="#000000" loext:opacity="100%" style:font-name="Times New Roman" fo:font-size="16pt" fo:font-weight="bold" officeooo:rsid="001f81b8" officeooo:paragraph-rsid="001f81b8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f2094"/>
    </style:style>
    <style:style style:name="T5" style:family="text">
      <style:text-properties officeooo:rsid="0011e8a6"/>
    </style:style>
    <style:style style:name="T6" style:family="text">
      <style:text-properties officeooo:rsid="0019dfa2"/>
    </style:style>
    <style:style style:name="T7" style:family="text"/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Руководство программиста</text:p>
      <text:p text:style-name="P1">Руководство создано для версии приложения 3.0.</text:p>
      <text:list text:style-name="L1">
        <text:list-item>
          <text:p text:style-name="P2"><text:span text:style-name="T5">Запуск</text:span> приложения</text:p>
          <text:list>
            <text:list-item>
              <text:p text:style-name="P3">Открытие с помощью</text:p>
            </text:list-item>
            <text:list-item>
              <text:p text:style-name="P4">С созданием файла для генрации</text:p>
            </text:list-item>
          </text:list>
        </text:list-item>
        <text:list-item>
          <text:p text:style-name="P5">Структура приложения</text:p>
          <text:list>
            <text:list-item>
              <text:p text:style-name="P21">Стили и словари</text:p>
            </text:list-item>
          </text:list>
        </text:list-item>
        <text:list-item>
          <text:p text:style-name="P6">Программный интерфейс</text:p>
          <text:list>
            <text:list-item>
              <text:p text:style-name="P15">Загрузка</text:p>
            </text:list-item>
            <text:list-item>
              <text:p text:style-name="P15">Сохранение</text:p>
            </text:list-item>
            <text:list-item>
              <text:p text:style-name="P17">Показ скрытых панелей</text:p>
            </text:list-item>
            <text:list-item>
              <text:p text:style-name="P17">Панель макета документов</text:p>
            </text:list-item>
            <text:list-item>
              <text:p text:style-name="P17">Панель вывода сообщений</text:p>
            </text:list-item>
            <text:list-item>
              <text:p text:style-name="P18">Панель состава 3<text:span text:style-name="T1">D</text:span> сцены</text:p>
            </text:list-item>
            <text:list-item>
              <text:p text:style-name="P18">Панель свойств выбранной 3<text:span text:style-name="T1">D </text:span><text:span text:style-name="T3">модели</text:span></text:p>
            </text:list-item>
            <text:list-item>
              <text:p text:style-name="P18"><text:span text:style-name="T3">Панель параметров детали</text:span></text:p>
            </text:list-item>
            <text:list-item>
              <text:p text:style-name="P19"><text:span text:style-name="T3">Панель «Роботы»</text:span></text:p>
            </text:list-item>
            <text:list-item>
              <text:p text:style-name="P19"><text:span text:style-name="T3">Панель «Управление»</text:span></text:p>
            </text:list-item>
          </text:list>
        </text:list-item>
        <text:list-item>
          <text:p text:style-name="P4">Настройки</text:p>
        </text:list-item>
        <text:list-item>
          <text:p text:style-name="P7">Отмена и возврат действий</text:p>
        </text:list-item>
        <text:list-item>
          <text:p text:style-name="P9">Логирование и вывод сообщений</text:p>
        </text:list-item>
        <text:list-item>
          <text:p text:style-name="P7">Класс <text:span text:style-name="T7">File3D</text:span></text:p>
        </text:list-item>
        <text:list-item>
          <text:p text:style-name="P14"><text:span text:style-name="T7">Взаимодействие с файлом</text:span></text:p>
          <text:list>
            <text:list-item>
              <text:p text:style-name="P14"><text:span text:style-name="T7">Создание</text:span></text:p>
            </text:list-item>
            <text:list-item>
              <text:p text:style-name="P14"><text:span text:style-name="T7">Сохранение</text:span></text:p>
            </text:list-item>
          </text:list>
        </text:list-item>
        <text:list-item>
          <text:p text:style-name="P20"><text:span text:style-name="T7">Класс </text:span><text:span text:style-name="T2">Detal</text:span></text:p>
        </text:list-item>
        <text:list-item>
          <text:p text:style-name="P32"><text:span text:style-name="T7">Класс </text:span><text:span text:style-name="T2">Plita</text:span></text:p>
        </text:list-item>
        <text:list-item>
          <text:p text:style-name="P10">3<text:span text:style-name="T1">D </text:span><text:span text:style-name="T3">модель</text:span></text:p>
        </text:list-item>
        <text:list-item>
          <text:p text:style-name="P11"><text:span text:style-name="T3">3</text:span><text:span text:style-name="T1">D </text:span><text:span text:style-name="T3">просмотрщик</text:span></text:p>
          <text:list>
            <text:list-item>
              <text:p text:style-name="P12"><text:span text:style-name="T3">Вывод швов</text:span></text:p>
            </text:list-item>
            <text:list-item>
              <text:p text:style-name="P12"><text:soft-page-break/><text:span text:style-name="T3">Вывод параметров</text:span></text:p>
            </text:list-item>
            <text:list-item>
              <text:p text:style-name="P16"><text:span text:style-name="T3">Приближение</text:span></text:p>
            </text:list-item>
            <text:list-item>
              <text:p text:style-name="P16"><text:span text:style-name="T3">Отдаление</text:span></text:p>
            </text:list-item>
          </text:list>
        </text:list-item>
        <text:list-item>
          <text:p text:style-name="P13"><text:span text:style-name="T3">Класс </text:span><text:span text:style-name="T1">Robot</text:span></text:p>
        </text:list-item>
        <text:list-item>
          <text:p text:style-name="P8"><text:span text:style-name="T1">Класс </text:span><text:span text:style-name="T2">File </text:span><text:span text:style-name="T4">(для файлов робота)</text:span></text:p>
        </text:list-item>
        <text:list-item>
          <text:p text:style-name="P23">Управление роботами</text:p>
          <text:list>
            <text:list-item>
              <text:p text:style-name="P24">Удаление</text:p>
            </text:list-item>
            <text:list-item>
              <text:p text:style-name="P24">Переименование</text:p>
            </text:list-item>
            <text:list-item>
              <text:p text:style-name="P24">Повторное соедининие</text:p>
            </text:list-item>
            <text:list-item>
              <text:p text:style-name="P24">Закрытие соединения</text:p>
            </text:list-item>
            <text:list-item>
              <text:p text:style-name="P24">Пуск/Продолжить</text:p>
            </text:list-item>
            <text:list-item>
              <text:p text:style-name="P24">Остановить</text:p>
            </text:list-item>
            <text:list-item>
              <text:p text:style-name="P24">Анулировать</text:p>
            </text:list-item>
            <text:list-item>
              <text:p text:style-name="P24">Статус робота</text:p>
            </text:list-item>
          </text:list>
        </text:list-item>
        <text:list-item>
          <text:p text:style-name="P25">Окно InputWindow</text:p>
        </text:list-item>
        <text:list-item>
          <text:p text:style-name="P26">Генерация <text:span text:style-name="T6">програмы</text:span></text:p>
        </text:list-item>
        <text:list-item>
          <text:p text:style-name="P27">Элемент Breadcrumb</text:p>
        </text:list-item>
        <text:list-item>
          <text:p text:style-name="P28">Элемент NavigationTreeView</text:p>
        </text:list-item>
        <text:list-item>
          <text:p text:style-name="P29">Руководство пользователя</text:p>
        </text:list-item>
        <text:list-item>
          <text:p text:style-name="P31">Сочетания клавиш</text:p>
        </text:list-item>
        <text:list-item>
          <text:p text:style-name="P30">Блок-схемы (алгоритмы)</text:p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10:07.722000000</meta:creation-date>
    <dc:date>2025-05-14T15:59:13.829000000</dc:date>
    <meta:editing-duration>PT8H13M15S</meta:editing-duration>
    <meta:editing-cycles>38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51" meta:word-count="165" meta:character-count="1038" meta:non-whitespace-character-count="973"/>
  </office:meta>
</office:document-meta>
</file>